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bin" svg:font-family="Cab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 Gyre Chorus" svg:font-family="'TeX Gyre Chorus'" style:font-pitch="variable"/>
    <style:font-face style:name="Times" svg:font-family="Times" style:font-family-generic="roman"/>
  </office:font-face-decls>
  <office:automatic-styles>
    <style:style style:name="P1" style:family="paragraph" style:parent-style-name="Standard" style:list-style-name="L2">
      <style:text-properties fo:font-weight="bold" officeooo:rsid="00013e03" officeooo:paragraph-rsid="000c19d0" style:font-weight-asian="bold" style:font-weight-complex="bold"/>
    </style:style>
    <style:style style:name="P2" style:family="paragraph" style:parent-style-name="Standard">
      <style:text-properties fo:font-weight="bold" officeooo:rsid="00013e03" officeooo:paragraph-rsid="000c19d0" style:font-weight-asian="bold" style:font-weight-complex="bold"/>
    </style:style>
    <style:style style:name="P3" style:family="paragraph" style:parent-style-name="Standard">
      <style:text-properties fo:font-weight="bold" officeooo:rsid="000fac5a" officeooo:paragraph-rsid="000fac5a" style:font-weight-asian="bold" style:font-weight-complex="bold"/>
    </style:style>
    <style:style style:name="P4" style:family="paragraph" style:parent-style-name="Standard">
      <style:text-properties fo:font-weight="bold" officeooo:rsid="001233c7" officeooo:paragraph-rsid="001233c7" style:font-weight-asian="bold" style:font-weight-complex="bold"/>
    </style:style>
    <style:style style:name="P5" style:family="paragraph" style:parent-style-name="Standard">
      <style:text-properties style:font-name="Cabin" fo:font-weight="bold" officeooo:rsid="00013e03" officeooo:paragraph-rsid="00013e03" style:font-weight-asian="bold" style:font-weight-complex="bold"/>
    </style:style>
    <style:style style:name="P6" style:family="paragraph" style:parent-style-name="Standard" style:list-style-name="L2">
      <style:text-properties style:font-name="Cabin" fo:font-weight="bold" officeooo:rsid="00013e03" officeooo:paragraph-rsid="000c19d0" style:font-weight-asian="bold" style:font-weight-complex="bold"/>
    </style:style>
    <style:style style:name="P7" style:family="paragraph" style:parent-style-name="Standard">
      <style:text-properties style:font-name="Cabin" fo:font-weight="bold" officeooo:rsid="00013e03" officeooo:paragraph-rsid="00080bde" style:font-weight-asian="bold" style:font-weight-complex="bold"/>
    </style:style>
    <style:style style:name="P8" style:family="paragraph" style:parent-style-name="Standard">
      <style:text-properties style:font-name="Cabin" fo:font-weight="bold" officeooo:rsid="0004e587" officeooo:paragraph-rsid="0004e587" style:font-weight-asian="bold" style:font-weight-complex="bold"/>
    </style:style>
    <style:style style:name="P9" style:family="paragraph" style:parent-style-name="Standard">
      <style:text-properties style:font-name="Cabin" fo:font-weight="bold" officeooo:rsid="00064051" officeooo:paragraph-rsid="00064051" style:font-weight-asian="bold" style:font-weight-complex="bold"/>
    </style:style>
    <style:style style:name="P10" style:family="paragraph" style:parent-style-name="Standard" style:list-style-name="L3">
      <style:text-properties style:font-name="Cabin" fo:font-weight="bold" officeooo:rsid="00064051" officeooo:paragraph-rsid="00064051" style:font-weight-asian="bold" style:font-weight-complex="bold"/>
    </style:style>
    <style:style style:name="P11" style:family="paragraph" style:parent-style-name="Standard" style:list-style-name="L3">
      <style:text-properties style:font-name="Cabin" fo:font-weight="bold" officeooo:rsid="00080bde" officeooo:paragraph-rsid="00080bde" style:font-weight-asian="bold" style:font-weight-complex="bold"/>
    </style:style>
    <style:style style:name="P12" style:family="paragraph" style:parent-style-name="Standard">
      <style:text-properties style:font-name="Cabin" fo:font-weight="bold" officeooo:rsid="000dc4e6" officeooo:paragraph-rsid="000dc4e6" style:font-weight-asian="bold" style:font-weight-complex="bold"/>
    </style:style>
    <style:style style:name="P13" style:family="paragraph" style:parent-style-name="Standard" style:list-style-name="L5">
      <style:text-properties style:font-name="Cabin" fo:font-weight="bold" officeooo:rsid="000dc4e6" officeooo:paragraph-rsid="000dc4e6" style:font-weight-asian="bold" style:font-weight-complex="bold"/>
    </style:style>
    <style:style style:name="P14" style:family="paragraph" style:parent-style-name="Standard" style:list-style-name="L2">
      <style:text-properties style:font-name="Cabin" fo:font-weight="normal" officeooo:rsid="00013e03" officeooo:paragraph-rsid="000c19d0" style:font-weight-asian="normal" style:font-weight-complex="normal"/>
    </style:style>
    <style:style style:name="P15" style:family="paragraph" style:parent-style-name="Standard">
      <style:text-properties style:font-name="Cabin" fo:font-weight="normal" officeooo:rsid="00013e03" officeooo:paragraph-rsid="000c19d0" style:font-weight-asian="normal" style:font-weight-complex="normal"/>
    </style:style>
    <style:style style:name="P16" style:family="paragraph" style:parent-style-name="Standard">
      <style:text-properties style:font-name="Cabin" fo:font-weight="normal" officeooo:rsid="00080bde" officeooo:paragraph-rsid="00080bde" style:font-weight-asian="normal" style:font-weight-complex="normal"/>
    </style:style>
    <style:style style:name="P17" style:family="paragraph" style:parent-style-name="Standard">
      <style:paragraph-properties fo:text-align="center" style:justify-single-word="false"/>
      <style:text-properties style:font-name="Cabin" fo:font-size="20pt" fo:font-weight="bold" officeooo:rsid="001329fe" officeooo:paragraph-rsid="001329fe" style:font-size-asian="20pt" style:font-weight-asian="bold" style:font-size-complex="20pt" style:font-weight-complex="bold"/>
    </style:style>
    <style:style style:name="P18" style:family="paragraph" style:parent-style-name="Standard">
      <style:paragraph-properties fo:text-align="center" style:justify-single-word="false"/>
      <style:text-properties style:font-name="Cabin" fo:font-size="12pt" fo:font-weight="normal" officeooo:rsid="0014766d" officeooo:paragraph-rsid="0014766d" style:font-size-asian="10.5pt" style:font-weight-asian="normal" style:font-size-complex="12pt" style:font-weight-complex="normal"/>
    </style:style>
    <style:style style:name="P19" style:family="paragraph" style:parent-style-name="Standard">
      <style:text-properties officeooo:paragraph-rsid="000fac5a"/>
    </style:style>
    <style:style style:name="P20" style:family="paragraph" style:parent-style-name="Standard">
      <style:text-properties officeooo:paragraph-rsid="00103338"/>
    </style:style>
    <style:style style:name="P21" style:family="paragraph" style:parent-style-name="Standard">
      <style:text-properties officeooo:paragraph-rsid="00103ddf"/>
    </style:style>
    <style:style style:name="T1" style:family="text">
      <style:text-properties officeooo:rsid="00013e03"/>
    </style:style>
    <style:style style:name="T2" style:family="text">
      <style:text-properties fo:font-weight="normal" style:font-weight-asian="normal" style:font-weight-complex="normal"/>
    </style:style>
    <style:style style:name="T3" style:family="text">
      <style:text-properties fo:font-weight="normal" officeooo:rsid="0007a092" style:font-weight-asian="normal" style:font-weight-complex="normal"/>
    </style:style>
    <style:style style:name="T4" style:family="text">
      <style:text-properties fo:font-weight="normal" officeooo:rsid="001329fe" style:font-weight-asian="normal" style:font-weight-complex="normal"/>
    </style:style>
    <style:style style:name="T5" style:family="text">
      <style:text-properties style:font-name="Cabin" fo:font-weight="normal" style:font-weight-asian="normal" style:font-weight-complex="normal"/>
    </style:style>
    <style:style style:name="T6" style:family="text">
      <style:text-properties style:font-name="Cabin" fo:font-weight="normal" officeooo:rsid="000fac5a" style:font-weight-asian="normal" style:font-weight-complex="normal"/>
    </style:style>
    <style:style style:name="T7" style:family="text">
      <style:text-properties style:font-name="Cabin" fo:font-weight="normal" officeooo:rsid="00103338" style:font-weight-asian="normal" style:font-weight-complex="normal"/>
    </style:style>
    <style:style style:name="T8" style:family="text">
      <style:text-properties style:font-name="Cabin" fo:font-weight="normal" officeooo:rsid="00103ddf" style:font-weight-asian="normal" style:font-weight-complex="normal"/>
    </style:style>
    <style:style style:name="T9" style:family="text">
      <style:text-properties officeooo:rsid="001329f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park Harmony: <text:span text:style-name="T2">A </text:span><text:span text:style-name="T1">Music Recommendation </text:span></text:p>
      <text:p text:style-name="P17"><text:span text:style-name="T1">System </text:span>Built<text:span text:style-name="T1"> Using Apache Spark</text:span></text:p>
      <text:p text:style-name="P18">Ronan Lobo</text:p>
      <text:p text:style-name="P18">Computer Science and Engineering (AI &amp; ML)</text:p>
      <text:p text:style-name="P18">Manipal Institute of Technology</text:p>
      <text:p text:style-name="P18">Manipal Academy of Higher Education</text:p>
      <text:p text:style-name="P18">Manipal, India</text:p>
      <text:p text:style-name="P18"><text:a xlink:type="simple" xlink:href="mailto:loboronan@gmail.com" text:style-name="Internet_20_link" text:visited-style-name="Visited_20_Internet_20_Link">loboronan@gmail.com</text:a></text:p>
      <text:p text:style-name="P18">Gautam Bhagat</text:p>
      <text:p text:style-name="P18">Computer Science and Engineering (AI &amp; ML)</text:p>
      <text:p text:style-name="P18">Manipal Institute of Technology</text:p>
      <text:p text:style-name="P18">Manipal Academy of Higher Education</text:p>
      <text:p text:style-name="P18">Manipal, India</text:p>
      <text:p text:style-name="P18">loboronan@gmail.com</text:p>
      <text:p text:style-name="P5"/>
      <text:p text:style-name="P16">Introduction:</text:p>
      <text:p text:style-name="P16">In today's digital age, music consumption has undergone a profound transformation, with streaming platforms offering an endless array of songs tailored to individual tastes. At the heart of these platforms lies recommendation systems, which leverage user data and machine learning algorithms to deliver personalized music suggestions. In this mini project, we delve into the world of music recommendation systems, leveraging the power of Apache Spark to develop a robust and scalable solution.</text:p>
      <text:p text:style-name="P16">Apache Spark, with its distributed computing framework, offers an ideal platform for processing vast amounts of music data efficiently. By harnessing Spark's capabilities, we aim to build a music recommendation system capable of analyzing user preferences, identifying patterns, and delivering tailored recommendations in real-time. This project presents an exciting opportunity to explore the intersection of big data analytics and music recommendation, addressing challenges such as scalability, data sparsity, and recommendation diversity.</text:p>
      <text:p text:style-name="P16">Through this endeavor, we seek to provide users with an enhanced music discovery experience while also gaining valuable insights into the workings of recommendation algorithms. By leveraging Apache Spark's parallel processing capabilities, we aim to overcome traditional limitations and develop a recommendation system that is both efficient and effective. </text:p>
      <text:p text:style-name="P5"><text:span text:style-name="T2"/></text:p>
      <text:p text:style-name="P8"><text:span text:style-name="T2">Literature Review:</text:span></text:p>
      <text:list xml:id="list4287832795" text:style-name="L3">
        <text:list-item>
          <text:p text:style-name="P10"><text:span text:style-name="T2">Collaborative Filtering for Implicit Feedback Datasets</text:span></text:p>
          <text:list>
            <text:list-header>
              <text:p text:style-name="P11"><text:span text:style-name="T2">Recent research focuses on implicit feedback recommender systems, which leverage passive user behaviors for personalized recommendations. These systems address challenges in modeling negative preferences and uncertainty in implicit feedback data. Proposed factor models tailor algorithms to handle varying confidence levels and noise in datasets. Scalable optimization procedures ensure efficient handling of large-scale implicit feedback data. Empirical studies demonstrate the effectiveness of these algorithms in real-world applications, offering promising avenues for personalized recommendation systems.</text:span></text:p>
            </text:list-header>
          </text:list>
        </text:list-item>
        <text:list-item>
          <text:p text:style-name="P10"><text:span text:style-name="T2">Large-scale Parallel Collaborative Filtering for the Netflix Prize</text:span></text:p>
          <text:list>
            <text:list-header>
              <text:p text:style-name="P10"><text:span text:style-name="T2">The Alternating-Least-Squares with Weighted-λ-Regularization (ALS-WR) algorithm addresses scalability and sparsity challenges in collaborative filtering. Developed for the Netflix Prize challenge, ALS-WR utilizes parallel computing for efficiency. Empirical results demonstrate performance improvement with increased features </text:span><text:soft-page-break/><text:span text:style-name="T2">and iterations. Applied to the Netflix dataset, ALS-WR achieves competitive RMSE scores, outperforming Netflix's CineMatch system. ALS-WR offers a simple yet effective solution for enhancing recommendation system performance with large datasets.</text:span></text:p>
            </text:list-header>
          </text:list>
        </text:list-item>
        <text:list-item>
          <text:p text:style-name="P10"><text:span text:style-name="T2">Algorithmic Acceleration of Parallel ALS for Collaborative Filtering: Speeding up Distributed Big Data Recommendation in Spark</text:span></text:p>
          <text:list>
            <text:list-header>
              <text:p text:style-name="P10"><text:span text:style-name="T2">The paper introduces an approach to accelerate collaborative filtering using a nonlinear conjugate gradient wrapper around ALS iterations. An efficient parallel implementation in Apache Spark is provided, along with a line search technique for distributed datasets. Serial and parallel experiments demonstrate significant improvements in convergence speed and computational efficiency on the MovieLens 20M dataset. The ALS-NCG method achieves an acceleration factor of 4 or greater in clock time, scaling linearly with problem size on synthetic datasets of up to nearly 1 billion ratings. This approach holds promise for enhancing recommendation system performance in large-scale data processing environments.</text:span></text:p>
            </text:list-header>
          </text:list>
        </text:list-item>
        <text:list-item>
          <text:p text:style-name="P10"><text:span text:style-name="T2">Related Rhythms: Recommendation System To Discover Music You May Like</text:span></text:p>
          <text:list>
            <text:list-header>
              <text:p text:style-name="P10"><text:span text:style-name="T2">Machine learning models are pivotal in driving music recommender systems, responding to the industry's growth and large user base. The paper outlines a distributed ML pipeline for recommending songs, leveraging subsets of the Million Songs Dataset (MSD) for efficient analysis. Its objective is to optimize song recommendations tailored to individual user preferences, enhancing user experience and engagement. By utilizing publicly accessible datasets, researchers can innovate without reliance on commercial music platforms. This study contributes to advancing ML-based music recommendation systems, fostering personalized and engaging music experiences for users.</text:span></text:p>
            </text:list-header>
          </text:list>
        </text:list-item>
        <text:list-item>
          <text:p text:style-name="P10"><text:span text:style-name="T2">A S</text:span><text:span text:style-name="T3">urvey</text:span><text:span text:style-name="T2"> </text:span><text:span text:style-name="T3">on</text:span><text:span text:style-name="T2"> M</text:span><text:span text:style-name="T3">odern</text:span><text:span text:style-name="T2"> </text:span><text:span text:style-name="T3">Recommendation</text:span><text:span text:style-name="T2"> S</text:span><text:span text:style-name="T3">ystem</text:span><text:span text:style-name="T2"> B</text:span><text:span text:style-name="T3">ased</text:span><text:span text:style-name="T2"> </text:span><text:span text:style-name="T3">on</text:span><text:span text:style-name="T2"> B</text:span><text:span text:style-name="T3">ig</text:span><text:span text:style-name="T2"> D</text:span><text:span text:style-name="T3">ata</text:span></text:p>
          <text:list>
            <text:list-header>
              <text:p text:style-name="P10"><text:span text:style-name="T3">This survey extensively examines the evolution and current status of recommendation systems across web applications. It categorizes recommendation techniques into content-based, collaborative filtering-based, knowledge-based, and hybrid-based approaches, addressing diverse scenarios. Emphasizing personalized strategies, it explores historical contexts and innovative approaches, particularly in the realm of big data. Key challenges such as data sparsity and scalability are identified, highlighting areas for future research to enhance recommendation diversity and effectiveness. Overall, the survey provides valuable insights into the landscape and challenges of recommendation systems, guiding future developments in the field.</text:span></text:p>
            </text:list-header>
          </text:list>
        </text:list-item>
      </text:list>
      <text:p text:style-name="P9"><text:span text:style-name="T3"/></text:p>
      <text:p text:style-name="P12"><text:span text:style-name="T3">R</text:span><text:span text:style-name="T2">esearch Gaps:</text:span></text:p>
      <text:list xml:id="list1158335496" text:style-name="L5">
        <text:list-item>
          <text:p text:style-name="P13">Personalization and Diversity: </text:p>
          <text:list>
            <text:list-header>
              <text:p text:style-name="P13"><text:span text:style-name="T2">While personalized recommendations are crucial, ensuring diversity in recommendations is equally important to prevent user boredom and filter bubbles. Research could explore novel approaches within Apache Spark to balance personalization and diversity effectively.</text:span></text:p>
            </text:list-header>
          </text:list>
        </text:list-item>
        <text:list-item>
          <text:p text:style-name="P13">Cold-start Problem: </text:p>
          <text:list>
            <text:list-header>
              <text:p text:style-name="P13"><text:span text:style-name="T2">Addressing the cold-start problem, where new users or items have insufficient data for accurate recommendations, remains a challenge. Investigating innovative techniques within Apache Spark to tackle the cold-start problem could lead to significant advancements in music recommendation systems.</text:span></text:p>
            </text:list-header>
          </text:list>
        </text:list-item>
        <text:list-item>
          <text:p text:style-name="P13">Explainability and Transparency:<text:span text:style-name="T2"> </text:span></text:p>
          <text:list>
            <text:list-header>
              <text:p text:style-name="P13"><text:soft-page-break/><text:span text:style-name="T2">Many recommendation algorithms, especially those based on machine learning, lack explainability, making it challenging for users to understand why specific recommendations are made. Research could focus on developing interpretable recommendation models within the Apache Spark framework.</text:span></text:p>
            </text:list-header>
          </text:list>
        </text:list-item>
        <text:list-item>
          <text:p text:style-name="P13">Cross-domain Recommendation: </text:p>
          <text:list>
            <text:list-header>
              <text:p text:style-name="P13"><text:span text:style-name="T2">While most research focuses on recommending music within a single domain, exploring cross-domain recommendation, such as recommending music based on users' preferences in other domains like movies or books, could open up new avenues for exploration.</text:span></text:p>
            </text:list-header>
          </text:list>
        </text:list-item>
      </text:list>
      <text:p text:style-name="P7"/>
      <text:p text:style-name="P15">Objectives:</text:p>
      <text:list xml:id="list1548105270" text:style-name="L2">
        <text:list-item>
          <text:p text:style-name="P6">Data Collection and Prepocessing</text:p>
          <text:list>
            <text:list-item>
              <text:p text:style-name="P6"><text:span text:style-name="T2">Acquire a suitable dataset containing information about users, their listening habits, and music metadata. Apply suitable preprocessing techniques to handle missing values, remove duplicates, and ensure data consistency.</text:span></text:p>
            </text:list-item>
          </text:list>
        </text:list-item>
        <text:list-item>
          <text:p text:style-name="P6">Exploratory Data Analysis:</text:p>
          <text:list>
            <text:list-item>
              <text:p text:style-name="P14">Perform exploratory data analysis to gain insights into the distribution of users, music genres, popular artists, and listening patterns. Visualize key trends and relationships in the data to inform the design of the recommendation system.</text:p>
            </text:list-item>
          </text:list>
        </text:list-item>
        <text:list-item>
          <text:p text:style-name="P6">Model Selection and Implementation:</text:p>
          <text:list>
            <text:list-item>
              <text:p text:style-name="P6"><text:span text:style-name="T2">Choose appropriate recommendation algorithms such as collaborative filtering, content-based filtering, or hybrid methods. Implement the selected algorithms using Apache Spark's MLlib library, considering scalability and efficiency.</text:span></text:p>
            </text:list-item>
          </text:list>
        </text:list-item>
        <text:list-item>
          <text:p text:style-name="P6">Integration and Deployment:</text:p>
          <text:list>
            <text:list-item>
              <text:p text:style-name="P6"><text:span text:style-name="T2">Integrate the recommendation system with a web application or platform where users can access it.</text:span></text:p>
            </text:list-item>
          </text:list>
        </text:list-item>
        <text:list-item>
          <text:p text:style-name="P6">Documentation and Reporting:</text:p>
          <text:list>
            <text:list-item>
              <text:p text:style-name="P1"><text:span text:style-name="T5">Document the entire project including data sources, methodology, implementation details, and results. Prepare a comprehensive report or presentation summarizing the objectives, approach, findings, and future directions of the music recommendation system.</text:span></text:p>
            </text:list-item>
          </text:list>
        </text:list-item>
      </text:list>
      <text:p text:style-name="P2"><text:span text:style-name="T5"/></text:p>
      <text:p text:style-name="P3"><text:span text:style-name="T5">References:</text:span></text:p>
      <text:p text:style-name="P19"><text:span text:style-name="T6">[1] Y. Hu, Y. Koren and C. Volinsky, "Collaborative Filtering for Implicit Feedback Datasets," </text:span><text:span text:style-name="Emphasis"><text:span text:style-name="T6">2008 Eighth IEEE International Conference on Data Mining</text:span></text:span><text:span text:style-name="T6">, Pisa, Italy, 2008, pp. 263-272, doi: 10.1109/ICDM.2008.22.</text:span></text:p>
      <text:p text:style-name="P19"><text:span text:style-name="T6">[2] </text:span><text:span text:style-name="T5">Zhou, Y., Wilkinson, D., Schreiber, R., Pan, R. (2008). Large-Scale Parallel Collaborative Filtering for the Netflix Prize. In: Fleischer, R., Xu, J. (eds) Algorithmic Aspects in Information and Management. AAIM 2008. Lecture Notes in Computer Science, vol 5034. Springer, Berlin, Heidelberg. </text:span><text:a xlink:type="simple" xlink:href="https://doi.org/10.1007/978-3-540-68880-8_32" text:style-name="Internet_20_link" text:visited-style-name="Visited_20_Internet_20_Link"><text:span text:style-name="T5">https://doi.org/10.1007/978-3-540-68880-8_32</text:span></text:a></text:p>
      <text:p text:style-name="P20"><text:span text:style-name="T6">[</text:span><text:span text:style-name="T7">3] </text:span><text:span text:style-name="T5">M. Winlaw, M. B. Hynes, A. Caterini and H. De Sterck, "Algorithmic Acceleration of Parallel ALS for Collaborative Filtering: Speeding up Distributed Big Data Recommendation in Spark," </text:span><text:span text:style-name="Emphasis"><text:span text:style-name="T5">2015 IEEE 21st International Conference on Parallel and Distributed Systems (ICPADS)</text:span></text:span><text:span text:style-name="T5">, Melbourne, VIC, Australia, 2015, pp. 682-691, doi: 10.1109/ICPADS.2015.91.</text:span></text:p>
      <text:p text:style-name="P21"><text:span text:style-name="T8">[4] </text:span><text:span text:style-name="Citation"><text:span text:style-name="T5">Singh, Rahul and Pranav Kanuparthi. “Related Rhythms: Recommendation System To Discover Music You May Like.” </text:span></text:span><text:span text:style-name="Citation"><text:span text:style-name="Emphasis"><text:span text:style-name="T5">ArXiv</text:span></text:span></text:span><text:span text:style-name="Citation"><text:span text:style-name="T5"> abs/2309.13544 (2023): n. pag.</text:span></text:span></text:p>
      <text:p text:style-name="P4"><text:span text:style-name="T5">[5] Peng, Yuanzhe. (2022). A Survey on Modern Recommendation System based on Big Data. 10.48550/arXiv.2206.02631.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bin" svg:font-family="Cab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 Gyre Chorus" svg:font-family="'TeX Gyre Chorus'" style:font-pitch="variable"/>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14:08:23.367887789</meta:creation-date>
    <dc:date>2024-02-09T15:18:40.074184810</dc:date>
    <meta:editing-duration>PT48M17S</meta:editing-duration>
    <meta:editing-cycles>17</meta:editing-cycles>
    <meta:generator>LibreOffice/7.3.7.2$Linux_X86_64 LibreOffice_project/30$Build-2</meta:generator>
    <meta:document-statistic meta:table-count="0" meta:image-count="0" meta:object-count="0" meta:page-count="3" meta:paragraph-count="55" meta:word-count="1195" meta:character-count="9083" meta:non-whitespace-character-count="7959"/>
  </office:meta>
</office:document-meta>
</file>